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4ae8f" officeooo:paragraph-rsid="0004ae8f"/>
    </style:style>
    <style:style style:name="P2" style:family="paragraph" style:parent-style-name="Standard">
      <style:text-properties fo:language="ru" fo:country="RU" officeooo:rsid="0004ae8f" officeooo:paragraph-rsid="0004ae8f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page.</text:p>
      <text:p text:style-name="P1">Img adaptive, burger, picture in a row and in a column.</text:p>
      <text:p text:style-name="P1"/>
      <text:p text:style-name="P2">Тестовая страница.</text:p>
      <text:p text:style-name="P1">Img <text:span text:style-name="T1">адаптив​, </text:span>burger, picture <text:span text:style-name="T1">в ряд и в колонку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6T11:39:07.723000000</meta:creation-date>
    <dc:date>2024-03-26T11:42:04.144000000</dc:date>
    <meta:editing-duration>PT2M56S</meta:editing-duration>
    <meta:editing-cycles>1</meta:editing-cycles>
    <meta:document-statistic meta:table-count="0" meta:image-count="0" meta:object-count="0" meta:page-count="1" meta:paragraph-count="4" meta:word-count="17" meta:character-count="131" meta:non-whitespace-character-count="81"/>
    <meta:generator>LibreOffice/7.5.2.2$Windows_X86_64 LibreOffice_project/53bb9681a964705cf672590721dbc85eb4d0c3a2</meta:generator>
  </office:meta>
</office:document-meta>
</file>